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stic case with bracket<text:line-break/>Flash rate (1-12 flashes/sec)<text:line-break/>Power supply AC 120V-60Hz1230V- 50Hz<text:line-break/>Bulb. 75W xenon<text:line-break/>Size: 230 x 230 x 290 mm<text:line-break/>Weight 1.4 kgs </text:p>
      <text:p text:style-name="Standard"/>
      <text:p text:style-name="Standard"/>
      <text:p text:style-name="Standard"/>
      <text:p text:style-name="Standard">Plastic case with bracket<text:line-break/>Flash rate (1-12 flashes/sec)<text:line-break/>Power supply AC 120V-60Hz1230V- 50Hz<text:line-break/>Bulb. 75W xenon<text:line-break/>Size: 230 x 230 x 290 mm<text:line-break/>Weight 1.4 kg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S</meta:editing-duration>
    <meta:editing-cycles>3</meta:editing-cycles>
    <meta:generator>OpenOffice/4.1.1$Win32 OpenOffice.org_project/411m6$Build-9775</meta:generator>
    <dc:date>2018-02-19T19:27:50.27</dc:date>
    <meta:document-statistic meta:table-count="0" meta:image-count="0" meta:object-count="0" meta:page-count="1" meta:paragraph-count="2" meta:word-count="52" meta:character-count="298"/>
    <dc:creator>Marti </dc:creator>
    <meta:user-defined meta:name="Info 1"/>
    <meta:user-defined meta:name="Info 2"/>
    <meta:user-defined meta:name="Info 3"/>
    <meta:user-defined meta:name="Info 4"/>
  </office:meta>
</office:document-meta>
</file>